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a89e" officeooo:paragraph-rsid="0012a89e"/>
    </style:style>
    <style:style style:name="P2" style:family="paragraph" style:parent-style-name="Standard">
      <style:text-properties fo:font-weight="normal" officeooo:rsid="0012a89e" officeooo:paragraph-rsid="0012a89e" style:font-weight-asian="normal" style:font-weight-complex="normal"/>
    </style:style>
    <style:style style:name="P3" style:family="paragraph" style:parent-style-name="Standard">
      <style:text-properties fo:font-weight="normal" officeooo:rsid="0013a161" officeooo:paragraph-rsid="0013a161" style:font-weight-asian="normal" style:font-weight-complex="normal"/>
    </style:style>
    <style:style style:name="P4" style:family="paragraph" style:parent-style-name="Standard">
      <style:text-properties officeooo:rsid="0013a161" officeooo:paragraph-rsid="0013a161"/>
    </style:style>
    <style:style style:name="P5" style:family="paragraph" style:parent-style-name="Standard">
      <style:text-properties officeooo:rsid="0013a161" officeooo:paragraph-rsid="001505d7"/>
    </style:style>
    <style:style style:name="P6" style:family="paragraph" style:parent-style-name="Standard">
      <style:text-properties officeooo:rsid="001505d7" officeooo:paragraph-rsid="001505d7"/>
    </style:style>
    <style:style style:name="P7" style:family="paragraph" style:parent-style-name="Standard">
      <style:text-properties officeooo:rsid="001505d7" officeooo:paragraph-rsid="00179384"/>
    </style:style>
    <style:style style:name="P8" style:family="paragraph" style:parent-style-name="Standard">
      <style:text-properties officeooo:rsid="0016cc6c" officeooo:paragraph-rsid="0016cc6c"/>
    </style:style>
    <style:style style:name="P9" style:family="paragraph" style:parent-style-name="Standard">
      <style:text-properties officeooo:rsid="00179384" officeooo:paragraph-rsid="00179384"/>
    </style:style>
    <style:style style:name="P10" style:family="paragraph" style:parent-style-name="Standard">
      <style:text-properties officeooo:rsid="00179384" officeooo:paragraph-rsid="00182f6a"/>
    </style:style>
    <style:style style:name="P11" style:family="paragraph" style:parent-style-name="Standard">
      <style:text-properties officeooo:rsid="00193eb1" officeooo:paragraph-rsid="00193eb1"/>
    </style:style>
    <style:style style:name="P12" style:family="paragraph" style:parent-style-name="Standard">
      <style:text-properties officeooo:rsid="00193eb1" officeooo:paragraph-rsid="001af68c"/>
    </style:style>
    <style:style style:name="P13" style:family="paragraph" style:parent-style-name="Standard">
      <style:text-properties officeooo:paragraph-rsid="001af68c"/>
    </style:style>
    <style:style style:name="P14" style:family="paragraph" style:parent-style-name="Standard">
      <style:text-properties officeooo:paragraph-rsid="001c80fd"/>
    </style:style>
    <style:style style:name="P15" style:family="paragraph" style:parent-style-name="Standard">
      <style:text-properties officeooo:rsid="001c80fd" officeooo:paragraph-rsid="001c80fd"/>
    </style:style>
    <style:style style:name="P16" style:family="paragraph" style:parent-style-name="Table_20_Contents">
      <style:text-properties officeooo:rsid="0012a89e" officeooo:paragraph-rsid="0012a89e"/>
    </style:style>
    <style:style style:name="P17" style:family="paragraph">
      <style:paragraph-properties fo:text-align="center"/>
      <style:text-properties fo:font-size="12pt"/>
    </style:style>
    <style:style style:name="T1" style:family="text">
      <style:text-properties style:font-name="Liberation Serif1"/>
    </style:style>
    <style:style style:name="T2" style:family="text">
      <style:text-properties style:font-name="Liberation Serif1" fo:font-weight="bold" style:font-weight-asian="bold" style:font-weight-complex="bold"/>
    </style:style>
    <style:style style:name="T3" style:family="text">
      <style:text-properties style:font-name="Liberation Serif1" fo:font-style="normal" fo:font-weight="normal" officeooo:rsid="001505d7" style:font-name-asian="Liberation Serif1" style:font-style-asian="normal" style:font-weight-asian="normal" style:font-name-complex="Liberation Serif1" style:font-style-complex="normal" style:font-weight-complex="normal"/>
    </style:style>
    <style:style style:name="T4" style:family="text">
      <style:text-properties style:font-name="Liberation Serif"/>
    </style:style>
    <style:style style:name="T5" style:family="text">
      <style:text-properties style:font-name="Liberation Serif" fo:font-weight="bold" style:font-weight-asian="bold" style:font-weight-complex="bold"/>
    </style:style>
    <style:style style:name="T6" style:family="text">
      <style:text-properties style:font-name="Liberation Serif"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 fo:font-style="normal" officeooo:rsid="001505d7" style:font-style-asian="normal" style:font-style-complex="normal"/>
    </style:style>
    <style:style style:name="T9" style:family="text">
      <style:text-properties style:font-name="Liberation Serif" fo:font-style="normal" fo:font-weight="bold" style:font-style-asian="normal" style:font-weight-asian="bold" style:font-style-complex="normal" style:font-weight-complex="bold"/>
    </style:style>
    <style:style style:name="T10" style:family="text">
      <style:text-properties style:font-name="Liberation Serif" fo:font-style="normal" fo:font-weight="bold" officeooo:rsid="001505d7" style:font-style-asian="normal" style:font-weight-asian="bold" style:font-style-complex="normal" style:font-weight-complex="bold"/>
    </style:style>
    <style:style style:name="T11" style:family="text">
      <style:text-properties style:font-name="Liberation Serif" fo:font-style="normal" fo:font-weight="normal" style:font-style-asian="normal" style:font-weight-asian="normal" style:font-style-complex="normal" style:font-weight-complex="normal"/>
    </style:style>
    <style:style style:name="T12" style:family="text">
      <style:text-properties style:font-name="Liberation Serif" fo:font-style="normal" fo:font-weight="normal" officeooo:rsid="001505d7" style:font-style-asian="normal" style:font-weight-asian="normal" style:font-style-complex="normal" style:font-weight-complex="normal"/>
    </style:style>
    <style:style style:name="T13" style:family="text">
      <style:text-properties style:text-position="super 58%" style:font-name="Liberation Serif" fo:font-weight="bold" style:font-weight-asian="bold" style:font-weight-complex="bold"/>
    </style:style>
    <style:style style:name="T14" style:family="text">
      <style:text-properties style:text-position="super 58%" style:font-name="Liberation Serif" fo:font-style="normal" fo:font-weight="normal" style:font-style-asian="normal" style:font-weight-asian="normal" style:font-style-complex="normal" style:font-weight-complex="normal"/>
    </style:style>
    <style:style style:name="T15" style:family="text">
      <style:text-properties style:text-position="super 58%" style:font-name="Liberation Serif1" fo:font-weight="bold" style:font-weight-asian="bold" style:font-weight-complex="bold"/>
    </style:style>
    <style:style style:name="T16" style:family="text">
      <style:text-properties style:text-position="super 58%" style:font-name="Liberation Serif1" fo:font-style="normal" fo:font-weight="bold" officeooo:rsid="0012a89e"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style:text-position="sub 58%" style:font-name="Liberation Serif" fo:font-style="normal" fo:font-weight="normal" style:font-style-asian="normal" style:font-weight-asian="normal" style:font-style-complex="normal" style:font-weight-complex="normal"/>
    </style:style>
    <style:style style:name="T19" style:family="text">
      <style:text-properties style:text-position="0% 100%" style:font-name="Liberation Serif" fo:font-style="normal" fo:font-weight="normal" style:font-style-asian="normal" style:font-weight-asian="normal" style:font-style-complex="normal" style:font-weight-complex="normal"/>
    </style:style>
    <style:style style:name="T20" style:family="text">
      <style:text-properties style:text-position="0% 100%" style:font-name="Liberation Serif" fo:font-style="normal" fo:font-weight="normal" officeooo:rsid="0016cc6c" style:font-style-asian="normal" style:font-weight-asian="normal" style:font-style-complex="normal" style:font-weight-complex="normal"/>
    </style:style>
    <style:style style:name="T21" style:family="text">
      <style:text-properties style:text-position="0% 100%" style:font-name="Liberation Serif" fo:font-style="normal" fo:font-weight="normal" officeooo:rsid="00179384" style:font-style-asian="normal" style:font-weight-asian="normal" style:font-style-complex="normal" style:font-weight-complex="normal"/>
    </style:style>
    <style:style style:name="T22" style:family="text">
      <style:text-properties style:text-position="0% 100%" style:font-name="Liberation Serif" fo:font-style="normal" fo:font-weight="bold" officeooo:rsid="0012a89e" style:font-style-asian="normal" style:font-weight-asian="bold" style:font-style-complex="normal" style:font-weight-complex="bold"/>
    </style:style>
    <style:style style:name="T23" style:family="text">
      <style:text-properties style:text-position="0% 100%" style:font-name="Liberation Serif1" fo:font-style="normal" fo:font-weight="bold" officeooo:rsid="0012a89e" style:font-style-asian="normal" style:font-weight-asian="bold" style:font-style-complex="normal" style:font-weight-complex="bold"/>
    </style:style>
    <style:style style:name="T24" style:family="text">
      <style:text-properties style:text-line-through-style="none" style:text-line-through-type="none" style:text-position="0% 100%" style:font-name="Liberation Serif" fo:font-style="normal" fo:font-weight="normal" style:font-style-asian="normal" style:font-weight-asian="normal" style:font-style-complex="normal" style:font-weight-complex="normal"/>
    </style:style>
    <style:style style:name="T25" style:family="text">
      <style:text-properties style:text-line-through-style="none" style:text-line-through-type="none" style:text-position="0% 100%" style:font-name="Liberation Serif" fo:font-style="normal" fo:font-weight="normal" officeooo:rsid="00179384" style:font-style-asian="normal" style:font-weight-asian="normal" style:font-style-complex="normal" style:font-weight-complex="normal"/>
    </style:style>
    <style:style style:name="T26" style:family="text">
      <style:text-properties style:text-line-through-style="none" style:text-line-through-type="none" style:text-position="0% 100%" style:font-name="Liberation Serif" fo:font-style="normal" fo:font-weight="normal" officeooo:rsid="00182f6a" style:font-style-asian="normal" style:font-weight-asian="normal" style:font-style-complex="normal" style:font-weight-complex="normal"/>
    </style:style>
    <style:style style:name="T27" style:family="text">
      <style:text-properties style:text-line-through-style="none" style:text-line-through-type="none" style:text-position="0% 100%" style:font-name="Liberation Serif" fo:font-style="normal" fo:font-weight="normal" officeooo:rsid="001af68c" style:font-style-asian="normal" style:font-weight-asian="normal" style:font-style-complex="normal" style:font-weight-complex="normal"/>
    </style:style>
    <style:style style:name="T28" style:family="text">
      <style:text-properties style:text-line-through-style="none" style:text-line-through-type="none" style:text-position="0% 100%" style:font-name="Liberation Serif" fo:font-style="normal" fo:font-weight="normal" officeooo:rsid="00193eb1" style:font-style-asian="normal" style:font-weight-asian="normal" style:font-style-complex="normal" style:font-weight-complex="normal"/>
    </style:style>
    <style:style style:name="T29" style:family="text">
      <style:text-properties style:text-line-through-style="none" style:text-line-through-type="none" style:text-position="0% 100%" style:font-name="Liberation Serif" fo:font-style="normal" fo:font-weight="normal" officeooo:rsid="001c80fd" style:font-style-asian="normal" style:font-weight-asian="normal" style:font-style-complex="normal" style:font-weight-complex="normal"/>
    </style:style>
    <style:style style:name="T30" style:family="text">
      <style:text-properties officeooo:rsid="001af68c"/>
    </style:style>
    <style:style style:name="T31" style:family="text">
      <style:text-properties fo:color="#ce181e"/>
    </style:style>
    <style:style style:name="T32" style:family="text">
      <style:text-properties fo:color="#ce181e" style:text-line-through-style="none" style:text-line-through-type="none" style:text-position="0% 100%" style:font-name="Liberation Serif" fo:font-style="normal" fo:font-weight="normal" officeooo:rsid="001af68c" style:font-style-asian="normal" style:font-weight-asian="normal" style:font-style-complex="normal" style:font-weight-complex="normal"/>
    </style:style>
    <style:style style:name="T33" style:family="text">
      <style:text-properties fo:color="#ce181e" style:text-line-through-style="none" style:text-line-through-type="none" style:text-position="0% 100%" style:font-name="Liberation Serif" fo:font-style="normal" fo:font-weight="normal" officeooo:rsid="001c80fd" style:font-style-asian="normal" style:font-weight-asian="normal" style:font-style-complex="normal" style:font-weight-complex="normal"/>
    </style:style>
    <style:style style:name="T34" style:family="text">
      <style:text-properties fo:color="#ce181e" officeooo:rsid="001af68c"/>
    </style:style>
    <style:style style:name="T35" style:family="text">
      <style:text-properties fo:color="#00599d"/>
    </style:style>
    <style:style style:name="T36" style:family="text">
      <style:text-properties fo:color="#00599d" style:text-line-through-style="none" style:text-line-through-type="none" style:text-position="0% 100%" style:font-name="Liberation Serif" fo:font-style="normal" fo:font-weight="normal" officeooo:rsid="001af68c" style:font-style-asian="normal" style:font-weight-asian="normal" style:font-style-complex="normal" style:font-weight-complex="normal"/>
    </style:style>
    <style:style style:name="T37" style:family="text">
      <style:text-properties fo:color="#00599d" style:text-line-through-style="none" style:text-line-through-type="none" style:text-position="0% 100%" style:font-name="Liberation Serif" fo:font-style="normal" fo:font-weight="normal" officeooo:rsid="001c80fd" style:font-style-asian="normal" style:font-weight-asian="normal" style:font-style-complex="normal" style:font-weight-complex="normal"/>
    </style:style>
    <style:style style:name="T38" style:family="text">
      <style:text-properties fo:color="#00599d" officeooo:rsid="001af68c"/>
    </style:style>
    <style:style style:name="T39" style:family="text">
      <style:text-properties officeooo:rsid="001c80fd"/>
    </style:style>
    <style:style style:name="gr1" style:family="graphic">
      <style:graphic-properties svg:stroke-width="0in" draw:marker-start-width="0.139in" draw:marker-end="Arrowheads_20_3"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T 370</text:p>
      <text:p text:style-name="P1">Ivan Alejandre, ID: 8889</text:p>
      <text:p text:style-name="P1">2/3/2020</text:p>
      <text:p text:style-name="P1"/>
      <text:p text:style-name="P1">Week 5</text:p>
      <text:p text:style-name="P1"/>
      <text:p text:style-name="P1">1.a) a = 2, b = 2, d = 4. Use case 1 as 2 &lt; 16. <text:span text:style-name="T17">Thus, T(n) = </text:span><text:span text:style-name="T2">Θ</text:span><text:span text:style-name="T5">(n</text:span><text:span text:style-name="T13">4</text:span><text:span text:style-name="T5">)</text:span></text:p>
      <text:p text:style-name="P1"><text:span text:style-name="T4"/></text:p>
      <text:p text:style-name="P1"><text:span text:style-name="T4">1.b) a = 16, b = 4, d = 2. Use case 2 as 16 = 16. Thus, </text:span><text:span text:style-name="T5">T(n) = </text:span><text:span text:style-name="T2">Θ(n</text:span><text:span text:style-name="T15">2 * </text:span><text:span text:style-name="T2">log n)</text:span></text:p>
      <text:p text:style-name="P1"><text:span text:style-name="T2"/></text:p>
      <text:p text:style-name="P2"><text:span text:style-name="T1">2) Mark array: </text:span></text:p>
      <table:table table:name="Table1" table:style-name="Table1">
        <table:table-column table:style-name="Table1.A" table:number-columns-repeated="8"/>
        <table:table-row>
          <table:table-cell table:style-name="Table1.A1" office:value-type="string">
            <text:p text:style-name="P16">1</text:p>
          </table:table-cell>
          <table:table-cell table:style-name="Table1.A1" office:value-type="string">
            <text:p text:style-name="P16">2</text:p>
          </table:table-cell>
          <table:table-cell table:style-name="Table1.A1" office:value-type="string">
            <text:p text:style-name="P16">3</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6</text:p>
          </table:table-cell>
          <table:table-cell table:style-name="Table1.A1" office:value-type="string">
            <text:p text:style-name="P16">7</text:p>
          </table:table-cell>
          <table:table-cell table:style-name="Table1.H1" office:value-type="string">
            <text:p text:style-name="P16">8</text:p>
          </table:table-cell>
        </table:table-row>
        <table:table-row>
          <table:table-cell table:style-name="Table1.A2" office:value-type="string">
            <text:p text:style-name="P16">A</text:p>
          </table:table-cell>
          <table:table-cell table:style-name="Table1.A2" office:value-type="string">
            <text:p text:style-name="P16">B</text:p>
          </table:table-cell>
          <table:table-cell table:style-name="Table1.A2" office:value-type="string">
            <text:p text:style-name="P16">C</text:p>
          </table:table-cell>
          <table:table-cell table:style-name="Table1.A2" office:value-type="string">
            <text:p text:style-name="P16">D</text:p>
          </table:table-cell>
          <table:table-cell table:style-name="Table1.A2" office:value-type="string">
            <text:p text:style-name="P16">G</text:p>
          </table:table-cell>
          <table:table-cell table:style-name="Table1.A2" office:value-type="string">
            <text:p text:style-name="P16">H</text:p>
          </table:table-cell>
          <table:table-cell table:style-name="Table1.A2" office:value-type="string">
            <text:p text:style-name="P16">E</text:p>
          </table:table-cell>
          <table:table-cell table:style-name="Table1.H2" office:value-type="string">
            <text:p text:style-name="P16">F</text:p>
          </table:table-cell>
        </table:table-row>
      </table:table>
      <text:p text:style-name="P2"><text:span text:style-name="T1"/></text:p>
      <text:p text:style-name="P3"><text:span text:style-name="T1">Depth-First Tree with only edges:</text:span></text:p>
      <text:p text:style-name="P1"><text:span text:style-name="T4"><text:tab/><text:tab/><text:tab/>A</text:span></text:p>
      <text:p text:style-name="P1"><draw:line text:anchor-type="paragraph" draw:z-index="0" draw:name="Shape1" draw:style-name="gr1" draw:text-style-name="P17" svg:x1="1.5453in" svg:y1="0.0154in" svg:x2="1.5453in" svg:y2="0.2173in"><text:p/></draw:line><text:span text:style-name="T4"/></text:p>
      <text:p text:style-name="P1"><draw:line text:anchor-type="paragraph" draw:z-index="6" draw:name="Shape1" draw:style-name="gr1" draw:text-style-name="P17" svg:x1="1.6236in" svg:y1="0.1429in" svg:x2="1.9555in" svg:y2="0.3512in"><text:p/></draw:line><text:span text:style-name="T4"><text:tab/><text:tab/><text:tab/>B</text:span></text:p>
      <text:p text:style-name="P1"><draw:line text:anchor-type="paragraph" draw:z-index="1" draw:name="Shape1" draw:style-name="gr1" draw:text-style-name="P17" svg:x1="1.5453in" svg:y1="0.0154in" svg:x2="1.5453in" svg:y2="0.2173in"><text:p/></draw:line><text:span text:style-name="T4"/></text:p>
      <text:p text:style-name="P1"><draw:line text:anchor-type="paragraph" draw:z-index="5" draw:name="Shape1" draw:style-name="gr1" draw:text-style-name="P17" svg:x1="2.0201in" svg:y1="0.1882in" svg:x2="2.0201in" svg:y2="0.3902in"><text:p/></draw:line><text:span text:style-name="T4"><text:tab/><text:tab/><text:tab/>C<text:tab/>E</text:span></text:p>
      <text:p text:style-name="P1"><draw:line text:anchor-type="paragraph" draw:z-index="2" draw:name="Shape1" draw:style-name="gr1" draw:text-style-name="P17" svg:x1="1.5453in" svg:y1="0.0154in" svg:x2="1.5453in" svg:y2="0.2173in"><text:p/></draw:line><text:span text:style-name="T4"/></text:p>
      <text:p text:style-name="P1"><text:span text:style-name="T4"><text:tab/><text:tab/><text:tab/>D<text:tab/>F</text:span></text:p>
      <text:p text:style-name="P1"><draw:line text:anchor-type="paragraph" draw:z-index="3" draw:name="Shape1" draw:style-name="gr1" draw:text-style-name="P17" svg:x1="1.5453in" svg:y1="0.0154in" svg:x2="1.5453in" svg:y2="0.2173in"><text:p/></draw:line><text:span text:style-name="T4"/></text:p>
      <text:p text:style-name="P1"><text:span text:style-name="T4"><text:tab/><text:tab/><text:tab/>G</text:span></text:p>
      <text:p text:style-name="P1"><draw:line text:anchor-type="paragraph" draw:z-index="4" draw:name="Shape1" draw:style-name="gr1" draw:text-style-name="P17" svg:x1="1.5453in" svg:y1="0.0154in" svg:x2="1.5453in" svg:y2="0.2173in"><text:p/></draw:line><text:span text:style-name="T4"/></text:p>
      <text:p text:style-name="P1"><text:span text:style-name="T4"><text:tab/><text:tab/><text:tab/>H</text:span></text:p>
      <text:p text:style-name="P1"><text:span text:style-name="T4"/></text:p>
      <text:p text:style-name="P4"><text:span text:style-name="T4">3.a) We’ll take the general idea of divide and conquer algorithm presented to us in the google doc and make some slight modifications. Instead of returning the sum of the two numbers, we’ll instead return the index where the largest number resides. So in each subcall, we’ll be returning an index of the number that is larger. Within the function we’ll compare the two divisions’ returned index </text:span><text:span text:style-name="T6">values</text:span><text:span text:style-name="T7"> and return the </text:span><text:span text:style-name="T6">index</text:span><text:span text:style-name="T7"> of the larger value.</text:span></text:p>
      <text:p text:style-name="P4"><text:span text:style-name="T7"/></text:p>
      <text:p text:style-name="P4"><text:span text:style-name="T7">3.b) Algorithm ReturnIndexOfLargestNum(A[0..n-1], start, end)</text:span></text:p>
      <text:p text:style-name="P4"><text:span text:style-name="T7"><text:tab/>// returns index of largest number in array</text:span></text:p>
      <text:p text:style-name="P4"><text:span text:style-name="T7"><text:tab/>// Input: A[] is array of integers, start is starting index, end is n-1</text:span></text:p>
      <text:p text:style-name="P4"><text:span text:style-name="T7"><text:tab/>// Output: Index of largest number</text:span></text:p>
      <text:p text:style-name="P4"><text:span text:style-name="T7"><text:tab/></text:span><text:span text:style-name="T8">start ← 0</text:span></text:p>
      <text:p text:style-name="P4"><text:span text:style-name="T8"><text:tab/>end ← n - 1</text:span></text:p>
      <text:p text:style-name="P4"><text:span text:style-name="T7"><text:tab/></text:span><text:span text:style-name="T9">if</text:span><text:span text:style-name="T11"> n = 1</text:span></text:p>
      <text:p text:style-name="P4"><text:span text:style-name="T11"><text:tab/><text:tab/>return n-1</text:span></text:p>
      <text:p text:style-name="P4"><text:span text:style-name="T11"><text:tab/></text:span><text:span text:style-name="T9">else</text:span></text:p>
      <text:p text:style-name="P4"><text:span text:style-name="T11"><text:tab/><text:tab/></text:span><text:span text:style-name="T12">num1 = ReturnIndexOfLargestNum(A[], start, (start + end)/2)</text:span></text:p>
      <text:p text:style-name="P5"><text:span text:style-name="T12"><text:tab/><text:tab/>num2 = </text:span><text:span text:style-name="T10"><text:s/></text:span><text:span text:style-name="T11">ReturnIndexOfLargestNum</text:span><text:span text:style-name="T12">(A[], (start + end)/2 + 1, end)</text:span></text:p>
      <text:p text:style-name="P5"><text:span text:style-name="T12"><text:tab/><text:tab/></text:span><text:span text:style-name="T10">if</text:span><text:span text:style-name="T12"> A[num1] </text:span><text:span text:style-name="T3">≥</text:span><text:span text:style-name="T12"> A[num2]</text:span></text:p>
      <text:p text:style-name="P5"><text:span text:style-name="T12"><text:tab/><text:tab/><text:tab/>return num1</text:span></text:p>
      <text:p text:style-name="P5"><text:span text:style-name="T12"><text:tab/><text:tab/></text:span><text:span text:style-name="T10">else</text:span></text:p>
      <text:p text:style-name="P5"><text:span text:style-name="T12"><text:tab/><text:tab/><text:tab/>return num2</text:span></text:p>
      <text:p text:style-name="P7"><text:soft-page-break/><text:span text:style-name="T11">3.c) T(n) = 2 * T(</text:span><text:span text:style-name="T14">n</text:span><text:span text:style-name="T11">/</text:span><text:span text:style-name="T18">2</text:span><text:span text:style-name="T19">) + n </text:span><text:span text:style-name="T20">where a = 2, b = 2, and d = 1. d is equal to 1 because of the comparison operation which occurs n/2 + 1 times. </text:span><text:span text:style-name="T21">Thus, applying the Master Theorem, we use case two and our time complexity is </text:span><text:span text:style-name="T22">T(n) = </text:span><text:span text:style-name="T23">Θ(n</text:span><text:span text:style-name="T16"> * </text:span><text:span text:style-name="T23">log n)</text:span></text:p>
      <text:p text:style-name="P6"><text:span text:style-name="T20"/></text:p>
      <text:p text:style-name="P8"><text:span text:style-name="T19">4) Mergesort </text:span><text:span text:style-name="T24">→ <text:tab/><text:tab/>[13, 22, 57, 99, 39, 64, 57, 48, 70]:</text:span></text:p>
      <text:p text:style-name="P8"><draw:line text:anchor-type="paragraph" draw:z-index="8" draw:name="Shape1" draw:style-name="gr1" draw:text-style-name="P17" svg:x1="3.1272in" svg:y1="0.0307in" svg:x2="4.5535in" svg:y2="0.187in"><text:p/></draw:line><draw:line text:anchor-type="paragraph" draw:z-index="7" draw:name="Shape1" draw:style-name="gr1" draw:text-style-name="P17" svg:x1="3.1272in" svg:y1="0.0307in" svg:x2="1.9689in" svg:y2="0.1996in"><text:p/></draw:line><text:span text:style-name="T24"/></text:p>
      <text:p text:style-name="P8"><text:span text:style-name="T24"><text:tab/><text:tab/><text:tab/>[13, 22, 57, 99]<text:tab/><text:tab/><text:tab/>[39, 64, 57, 48, 70]</text:span></text:p>
      <text:p text:style-name="P8"><draw:line text:anchor-type="paragraph" draw:z-index="9" draw:name="Shape1" draw:style-name="gr1" draw:text-style-name="P17" svg:x1="1.9685in" svg:y1="0.0244in" svg:x2="1.2846in" svg:y2="0.1996in"><text:p/></draw:line><draw:line text:anchor-type="paragraph" draw:z-index="18" draw:name="Shape1" draw:style-name="gr1" draw:text-style-name="P17" svg:x1="2.0661in" svg:y1="0.0236in" svg:x2="2.7626in" svg:y2="0.1874in"><text:p/></draw:line><draw:line text:anchor-type="paragraph" draw:z-index="21" draw:name="Shape1" draw:style-name="gr1" draw:text-style-name="P17" svg:x1="4.6311in" svg:y1="0.0071in" svg:x2="4.2083in" svg:y2="0.1807in"><text:p/></draw:line><draw:line text:anchor-type="paragraph" draw:z-index="20" draw:name="Shape1" draw:style-name="gr1" draw:text-style-name="P17" svg:x1="4.6311in" svg:y1="0.0071in" svg:x2="5.2827in" svg:y2="0.1744in"><text:p/></draw:line><text:span text:style-name="T24"/></text:p>
      <text:p text:style-name="P8"><text:span text:style-name="T24"><text:tab/><text:tab/>[13, 22]<text:tab/><text:tab/>[57, 99]<text:tab/><text:tab/>[39, 64]<text:tab/>[57, 48, 70]</text:span></text:p>
      <text:p text:style-name="P8"><draw:line text:anchor-type="paragraph" draw:z-index="10" draw:name="Shape1" draw:style-name="gr1" draw:text-style-name="P17" svg:x1="1.2134in" svg:y1="0.0382in" svg:x2="0.6535in" svg:y2="0.1902in"><text:p/></draw:line><draw:line text:anchor-type="paragraph" draw:z-index="11" draw:name="Shape1" draw:style-name="gr1" draw:text-style-name="P17" svg:x1="2.7173in" svg:y1="0.0319in" svg:x2="2.1508in" svg:y2="0.2071in"><text:p/></draw:line><draw:line text:anchor-type="paragraph" draw:z-index="14" draw:name="Shape1" draw:style-name="gr1" draw:text-style-name="P17" svg:x1="1.337in" svg:y1="0.0134in" svg:x2="1.1417in" svg:y2="0.1906in"><text:p/></draw:line><draw:line text:anchor-type="paragraph" draw:z-index="17" draw:name="Shape1" draw:style-name="gr1" draw:text-style-name="P17" svg:x1="2.7173in" svg:y1="0.0319in" svg:x2="2.6327in" svg:y2="0.2071in"><text:p/></draw:line><draw:line text:anchor-type="paragraph" draw:z-index="19" draw:name="Shape1" draw:style-name="gr1" draw:text-style-name="P17" svg:x1="4.1492in" svg:y1="0.0146in" svg:x2="4.0909in" svg:y2="0.2228in"><text:p/></draw:line><draw:line text:anchor-type="paragraph" draw:z-index="31" draw:name="Shape1" draw:style-name="gr1" draw:text-style-name="P17" svg:x1="4.1492in" svg:y1="0.0146in" svg:x2="4.5272in" svg:y2="0.1689in"><text:p/></draw:line><draw:line text:anchor-type="paragraph" draw:z-index="28" draw:name="Shape1" draw:style-name="gr1" draw:text-style-name="P17" svg:x1="5.328in" svg:y1="0.0146in" svg:x2="5.0417in" svg:y2="0.2228in"><text:p/></draw:line><draw:line text:anchor-type="paragraph" draw:z-index="27" draw:name="Shape1" draw:style-name="gr1" draw:text-style-name="P17" svg:x1="5.328in" svg:y1="0.0146in" svg:x2="5.6535in" svg:y2="0.1945in"><text:p/></draw:line><text:span text:style-name="T24"/></text:p>
      <text:p text:style-name="P8"><text:span text:style-name="T24"><text:tab/>[13]<text:tab/>[22]<text:tab/><text:tab/>[57]<text:tab/>[99]<text:tab/><text:tab/><text:tab/>[39]<text:tab/>[64]<text:tab/>[57]<text:tab/>[48, 70]</text:span></text:p>
      <text:p text:style-name="P8"><draw:line text:anchor-type="paragraph" draw:z-index="12" draw:name="Shape1" draw:style-name="gr1" draw:text-style-name="P17" svg:x1="0.6465in" svg:y1="0.0209in" svg:x2="0.7445in" svg:y2="0.1953in"><text:p/></draw:line><draw:line text:anchor-type="paragraph" draw:z-index="13" draw:name="Shape1" draw:style-name="gr1" draw:text-style-name="P17" svg:x1="1.1417in" svg:y1="0.0193in" svg:x2="0.8161in" svg:y2="0.1693in"><text:p/></draw:line><draw:line text:anchor-type="paragraph" draw:z-index="16" draw:name="Shape1" draw:style-name="gr1" draw:text-style-name="P17" svg:x1="2.0984in" svg:y1="0.0193in" svg:x2="2.0984in" svg:y2="0.1827in"><text:p/></draw:line><draw:line text:anchor-type="paragraph" draw:z-index="15" draw:name="Shape1" draw:style-name="gr1" draw:text-style-name="P17" svg:x1="2.613in" svg:y1="0.0126in" svg:x2="2.3138in" svg:y2="0.189in"><text:p/></draw:line><draw:line text:anchor-type="paragraph" draw:z-index="30" draw:name="Shape1" draw:style-name="gr1" draw:text-style-name="P17" svg:x1="4.052in" svg:y1="0.002in" svg:x2="4.1949in" svg:y2="0.1756in"><text:p/></draw:line><draw:line text:anchor-type="paragraph" draw:z-index="29" draw:name="Shape1" draw:style-name="gr1" draw:text-style-name="P17" svg:x1="4.5854in" svg:y1="0.0083in" svg:x2="4.2799in" svg:y2="0.1693in"><text:p/></draw:line><draw:line text:anchor-type="paragraph" draw:z-index="26" draw:name="Shape1" draw:style-name="gr1" draw:text-style-name="P17" svg:x1="5.0673in" svg:y1="0.002in" svg:x2="5.0673in" svg:y2="0.2102in"><text:p/></draw:line><draw:line text:anchor-type="paragraph" draw:z-index="25" draw:name="Shape1" draw:style-name="gr1" draw:text-style-name="P17" svg:x1="5.6665in" svg:y1="0.0217in" svg:x2="5.5492in" svg:y2="0.2299in"><text:p/></draw:line><draw:line text:anchor-type="paragraph" draw:z-index="24" draw:name="Shape1" draw:style-name="gr1" draw:text-style-name="P17" svg:x1="5.6665in" svg:y1="0.0217in" svg:x2="6.0374in" svg:y2="0.189in"><text:p/></draw:line><text:span text:style-name="T24"/></text:p>
      <text:p text:style-name="P8"><text:span text:style-name="T24"><text:tab/>[13, 22]<text:tab/><text:tab/>[57, 99]<text:tab/><text:tab/><text:tab/>[39, 64]<text:tab/>[57]<text:tab/>[48]<text:tab/>[70]</text:span></text:p>
      <text:p text:style-name="P8"><draw:line text:anchor-type="paragraph" draw:z-index="23" draw:name="Shape1" draw:style-name="gr1" draw:text-style-name="P17" svg:x1="0.7772in" svg:y1="0.0283in" svg:x2="1.4024in" svg:y2="0.1831in"><text:p/></draw:line><draw:line text:anchor-type="paragraph" draw:z-index="22" draw:name="Shape1" draw:style-name="gr1" draw:text-style-name="P17" svg:x1="2.222in" svg:y1="0.0272in" svg:x2="1.5909in" svg:y2="0.1724in"><text:p/></draw:line><draw:line text:anchor-type="paragraph" draw:z-index="36" draw:name="Shape1" draw:style-name="gr1" draw:text-style-name="P17" svg:x1="5.0665in" svg:y1="0.0299in" svg:x2="5.1457in" svg:y2="0.2161in"><text:p/></draw:line><draw:line text:anchor-type="paragraph" draw:z-index="35" draw:name="Shape1" draw:style-name="gr1" draw:text-style-name="P17" svg:x1="5.5421in" svg:y1="0.022in" svg:x2="5.1783in" svg:y2="0.2028in"><text:p/></draw:line><draw:line text:anchor-type="paragraph" draw:z-index="34" draw:name="Shape1" draw:style-name="gr1" draw:text-style-name="P17" svg:x1="6.0236in" svg:y1="0.0075in" svg:x2="6.0236in" svg:y2="0.2157in"><text:p/></draw:line><draw:line text:anchor-type="paragraph" draw:z-index="33" draw:name="Shape1" draw:style-name="gr1" draw:text-style-name="P17" svg:x1="4.2083in" svg:y1="0.0228in" svg:x2="4.2083in" svg:y2="0.1831in"><text:p/></draw:line><text:span text:style-name="T24"/></text:p>
      <text:p text:style-name="P8"><text:span text:style-name="T24"><text:tab/><text:tab/>[13, 22, 57, 99]<text:tab/><text:tab/><text:tab/><text:tab/>[39, 64]<text:tab/>[</text:span><text:span text:style-name="T25">48, 57] <text:tab/>[70]</text:span></text:p>
      <text:p text:style-name="P8"><draw:line text:anchor-type="paragraph" draw:z-index="32" draw:name="Shape1" draw:style-name="gr1" draw:text-style-name="P17" svg:x1="4.2146in" svg:y1="0.0291in" svg:x2="4.6508in" svg:y2="0.1709in"><text:p/></draw:line><draw:line text:anchor-type="paragraph" draw:z-index="39" draw:name="Shape1" draw:style-name="gr1" draw:text-style-name="P17" svg:x1="5.1717in" svg:y1="0.0291in" svg:x2="4.9244in" svg:y2="0.1839in"><text:p/></draw:line><draw:line text:anchor-type="paragraph" draw:z-index="38" draw:name="Shape1" draw:style-name="gr1" draw:text-style-name="P17" svg:x1="6.0835in" svg:y1="0.0291in" svg:x2="5.4583in" svg:y2="0.5484in"><text:p/></draw:line><draw:line text:anchor-type="paragraph" draw:z-index="43" draw:name="Shape1" draw:style-name="gr1" draw:text-style-name="P17" svg:x1="1.5063in" svg:y1="0.0409in" svg:x2="1.5063in" svg:y2="0.2098in"><text:p/></draw:line><text:span text:style-name="T25"/></text:p>
      <text:p text:style-name="P9"><text:span text:style-name="T24"><text:tab/><text:tab/>[13, 22, 57, 99]<text:tab/><text:tab/><text:tab/><text:tab/><text:tab/>[39, 48, 57, 64] </text:span></text:p>
      <text:p text:style-name="P9"><draw:line text:anchor-type="paragraph" draw:z-index="37" draw:name="Shape1" draw:style-name="gr1" draw:text-style-name="P17" svg:x1="4.911in" svg:y1="0.0244in" svg:x2="5.0283in" svg:y2="0.211in"><text:p/></draw:line><draw:line text:anchor-type="paragraph" draw:z-index="42" draw:name="Shape1" draw:style-name="gr1" draw:text-style-name="P17" svg:x1="1.5063in" svg:y1="0.0256in" svg:x2="1.5197in" svg:y2="0.2173in"><text:p/></draw:line><text:span text:style-name="T24"/></text:p>
      <text:p text:style-name="P10"><text:span text:style-name="T24"><text:tab/><text:tab/>[13, 22, 57, 99]<text:tab/><text:tab/><text:tab/><text:tab/><text:tab/>[39, 48, 57, 64, </text:span><text:span text:style-name="T26">70]</text:span></text:p>
      <text:p text:style-name="P10"><draw:line text:anchor-type="paragraph" draw:z-index="40" draw:name="Shape1" draw:style-name="gr1" draw:text-style-name="P17" svg:x1="5.1063in" svg:y1="0.0098in" svg:x2="3.5638in" svg:y2="0.1925in"><text:p/></draw:line><draw:line text:anchor-type="paragraph" draw:z-index="41" draw:name="Shape1" draw:style-name="gr1" draw:text-style-name="P17" svg:x1="1.5453in" svg:y1="0.0161in" svg:x2="3.0169in" svg:y2="0.1854in"><text:p/></draw:line><text:span text:style-name="T26"/></text:p>
      <text:p text:style-name="P10"><text:span text:style-name="T26"><text:tab/><text:tab/><text:tab/><text:tab/><text:tab/>[13, 22, 39, 48, 57, 57, 64, 70]</text:span></text:p>
      <text:p text:style-name="P10"><text:span text:style-name="T26"/></text:p>
      <text:p text:style-name="P11"><text:span text:style-name="T26">5</text:span><text:span text:style-name="T24">)<text:tab/> </text:span><text:span text:style-name="T27">p <text:s/>i <text:s text:c="20"/>j</text:span></text:p>
      <text:p text:style-name="P11"><text:span text:style-name="T24"><text:tab/></text:span><text:span text:style-name="T27">[6 10 13 5 8 3 2 11]</text:span></text:p>
      <text:p text:style-name="P12"><text:span text:style-name="T24"><text:tab/> </text:span><text:span text:style-name="T27">p <text:s/>i <text:s text:c="17"/>j</text:span></text:p>
      <text:p text:style-name="P12"><text:span text:style-name="T27"><text:tab/>[6 </text:span><text:span text:style-name="T32">10</text:span><text:span text:style-name="T27"> 13 5 8 3 </text:span><text:span text:style-name="T32">2</text:span><text:span text:style-name="T27"> 11]</text:span></text:p>
      <text:p text:style-name="P12"><text:span text:style-name="T24"><text:tab/> </text:span><text:span text:style-name="T27">p <text:s/>i <text:s text:c="15"/>j</text:span></text:p>
      <text:p text:style-name="P12"><text:span text:style-name="T27"><text:tab/>[6 </text:span><text:span text:style-name="T36">2</text:span><text:span text:style-name="T27"> 13 5 8 3 </text:span><text:span text:style-name="T36">10</text:span><text:span text:style-name="T27"> 11]</text:span></text:p>
      <text:p text:style-name="P12"><text:span text:style-name="T24"><text:tab/> </text:span><text:span text:style-name="T27">p <text:s text:c="4"/>i <text:s text:c="9"/></text:span><text:span text:style-name="T29">j</text:span></text:p>
      <text:p text:style-name="P13"><text:span text:style-name="T27"><text:tab/>[6 2 </text:span><text:span text:style-name="T32">13</text:span><text:span text:style-name="T27"> 5 8 </text:span><text:span text:style-name="T32">3</text:span><text:span text:style-name="T27"> </text:span>10<text:span text:style-name="T27"> 11]</text:span></text:p>
      <text:p text:style-name="P12"><text:span text:style-name="T24"><text:tab/> </text:span><text:span text:style-name="T27">p <text:s text:c="4"/>i <text:s text:c="7"/></text:span><text:span text:style-name="T29">j</text:span></text:p>
      <text:p text:style-name="P13"><text:span text:style-name="T27"><text:tab/>[6 2 </text:span><text:span text:style-name="T37">3</text:span><text:span text:style-name="T27"> 5 8 </text:span><text:span text:style-name="T37">1</text:span><text:span text:style-name="T36">3</text:span><text:span text:style-name="T27"> </text:span>10<text:span text:style-name="T27"> 11]</text:span></text:p>
      <text:p text:style-name="P12"><text:span text:style-name="T24"><text:tab/> </text:span><text:span text:style-name="T27">p <text:s text:c="7"/></text:span><text:span text:style-name="T33">j </text:span><text:span text:style-name="T32"><text:s/></text:span><text:span text:style-name="T33">i</text:span><text:span text:style-name="T32"> <text:s/></text:span><text:span text:style-name="T27"><text:s text:c="2"/></text:span></text:p>
      <text:p text:style-name="P14"><text:span text:style-name="T27"><text:tab/></text:span>[<text:span text:style-name="T31">6</text:span> 2 3 <text:span text:style-name="T31">5</text:span> 8 13 10 11]</text:p>
      <text:p text:style-name="P14"><text:span text:style-name="T28"><text:tab/> <text:s/></text:span><text:span text:style-name="T29">j</text:span><text:span text:style-name="T27"> <text:s text:c="6"/></text:span><text:span text:style-name="T29">p</text:span></text:p>
      <text:p text:style-name="P14"><text:span text:style-name="T27"><text:tab/></text:span>[<text:span text:style-name="T39">5</text:span> 2 3 <text:span text:style-name="T39">6</text:span> 8 13 10 11]</text:p>
      <text:p text:style-name="P14"/>
      <text:p text:style-name="P15">First partition: [5 2 3]</text:p>
      <text:p text:style-name="P13"><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s_20_3" draw:display-name="Arrowheads 3"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8:21:33.344601755</meta:creation-date>
    <dc:date>2020-02-03T20:10:10.786091831</dc:date>
    <meta:editing-duration>PT27M23S</meta:editing-duration>
    <meta:editing-cycles>2</meta:editing-cycles>
    <meta:generator>LibreOffice/6.0.7.3$Linux_X86_64 LibreOffice_project/00m0$Build-3</meta:generator>
    <meta:document-statistic meta:table-count="1" meta:image-count="0" meta:object-count="0" meta:page-count="2" meta:paragraph-count="71" meta:word-count="454" meta:character-count="2112" meta:non-whitespace-character-count="1525"/>
  </office:meta>
</office:document-meta>
</file>